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4"/>
        <table:table-column table:style-name="co4" table:default-cell-style-name="ce6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bars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den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tempo</text:p>
          </table:table-cell>
          <table:table-cell table:style-name="ce5"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Der Du voll Blut und Wunde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2]*[.E2]*[.G2]/[.F2]/[.H2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Wohin eilt ganz Juda ſo früh?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]*[.E3]*[.G3]/[.F3]/[.H3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Gram lag auf mir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]*[.E4]*[.G4]/[.F4]/[.H4]" office:value-type="float" office:value="1.8" calcext:value-type="float">
            <text:p>1,80</text:p>
          </table:table-cell>
          <table:table-cell/>
          <table:table-cell office:value-type="string" calcext:value-type="string">
            <text:p>Act 1</text:p>
          </table:table-cell>
          <table:table-cell table:style-name="ce7" table:formula="of:=SUM([.I2:.I8])" office:value-type="float" office:value="9.66666666666667" calcext:value-type="float">
            <text:p>9,67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Und darum verklagten ihn die Väter?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5]*[.E5]*[.G5]/[.F5]/[.H5]" office:value-type="float" office:value="2.06666666666667" calcext:value-type="float">
            <text:p>2,07</text:p>
          </table:table-cell>
          <table:table-cell/>
          <table:table-cell office:value-type="string" calcext:value-type="string">
            <text:p>Act 2</text:p>
          </table:table-cell>
          <table:table-cell table:style-name="ce7" table:formula="of:=SUM([.I9:.I19])" office:value-type="float" office:value="13.7722222222222" calcext:value-type="float">
            <text:p>13,77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r faßt die Zahl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D6]*[.E6]*[.G6]/[.F6]/[.H6]" office:value-type="float" office:value="1.2" calcext:value-type="float">
            <text:p>1,20</text:p>
          </table:table-cell>
          <table:table-cell/>
          <table:table-cell office:value-type="string" calcext:value-type="string">
            <text:p>Act 3</text:p>
          </table:table-cell>
          <table:table-cell table:style-name="ce7" table:formula="of:=SUM([.I20:.I30])" office:value-type="float" office:value="17.5688888888889" calcext:value-type="float">
            <text:p>17,57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Faßt dich Entſetzen?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7]*[.E7]*[.G7]/[.F7]/[.H7]" office:value-type="float" office:value="0.8" calcext:value-type="float">
            <text:p>0,80</text:p>
          </table:table-cell>
          <table:table-cell/>
          <table:table-cell office:value-type="string" calcext:value-type="string">
            <text:p>Act 4</text:p>
          </table:table-cell>
          <table:table-cell table:style-name="ce7" table:formula="of:=SUM([.I31:.I37])" office:value-type="float" office:value="12.5952380952381" calcext:value-type="float">
            <text:p>12,6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Laß mich dieſen bangen Stunde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8]*[.E8]*[.G8]/[.F8]/[.H8]" office:value-type="float" office:value="2.04444444444444" calcext:value-type="float">
            <text:p>2,04</text:p>
          </table:table-cell>
          <table:table-cell/>
          <table:table-cell office:value-type="string" calcext:value-type="string">
            <text:p>Act 5</text:p>
          </table:table-cell>
          <table:table-cell table:style-name="ce7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ilf du ihm! Gott Abrahams!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9]*[.E9]*[.G9]/[.F9]/[.H9]" office:value-type="float" office:value="2.53333333333333" calcext:value-type="float">
            <text:p>2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Kreutzigen laß ih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D10]*[.E10]*[.G10]/[.F10]/[.H10]" office:value-type="float" office:value="0.35" calcext:value-type="float">
            <text:p>0,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1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ch waſche meine Hände rein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11]*[.E11]*[.G11]/[.F11]/[.H11]" office:value-type="float" office:value="1.95555555555556" calcext:value-type="float">
            <text:p>1,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Über uns komme ſein Blu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2]*[.E12]*[.G12]/[.F12]/[.H12]" office:value-type="float" office:value="0.3" calcext:value-type="float">
            <text:p>0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O Chriſt, denk ohne Schauder ni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3]*[.E13]*[.G13]/[.F13]/[.H13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r kann des Frommen Leiden faßen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14]*[.E14]*[.G14]/[.F14]/[.H14]" office:value-type="float" office:value="1.8" calcext:value-type="float">
            <text:p>1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öreſt du das Häuflein ſchwacher Freunde?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5]*[.E15]*[.G15]/[.F15]/[.H15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Duett</text:p>
          </table:table-cell>
          <table:table-cell office:value-type="string" calcext:value-type="string">
            <text:p>Ein Purpur, eine Dornenkrone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6]*[.E16]*[.G16]/[.F16]/[.H16]" office:value-type="float" office:value="2.6" calcext:value-type="float">
            <text:p>2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hr Väter Jſraels ſeht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7]*[.E17]*[.G17]/[.F17]/[.H17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Jhr Väter Jſraels ſeht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8]*[.E18]*[.G18]/[.F18]/[.H18]" office:value-type="float" office:value="1.16666666666667" calcext:value-type="float">
            <text:p>1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eht! welch ein Menſch, ach ſeht!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9]*[.E19]*[.G19]/[.F19]/[.H19]" office:value-type="float" office:value="0.577777777777778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Recitativ, Arioso</text:p>
          </table:table-cell>
          <table:table-cell office:value-type="string" calcext:value-type="string">
            <text:p>Sie führen! ach! ſie führen ihn zum Tod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0]*[.E20]*[.G20]/[.F20]/[.H20]" office:value-type="float" office:value="0.8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eſus Chriſtus wird das Leben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D21]*[.E21]*[.G21]/[.F21]/[.H21]" office:value-type="float" office:value="2.8" calcext:value-type="float">
            <text:p>2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Du ſtärkeſt mich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2]*[.E22]*[.G22]/[.F22]/[.H22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Wechselgesang</text:p>
          </table:table-cell>
          <table:table-cell office:value-type="string" calcext:value-type="string">
            <text:p>Sieh! er träget ſein Kreutz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23]*[.E23]*[.G23]/[.F23]/[.H23]" office:value-type="float" office:value="2.16666666666667" calcext:value-type="float">
            <text:p>2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Seyd mir geſegnet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4]*[.E24]*[.G24]/[.F24]/[.H24]" office:value-type="float" office:value="1.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Groß iſt ſeine Quaa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25]*[.E25]*[.G25]/[.F25]/[.H25]" office:value-type="float" office:value="1.86666666666667" calcext:value-type="float">
            <text:p>1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eſus wendet ſich hin zu denen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6]*[.E26]*[.G26]/[.F26]/[.H2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int nicht um mich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27]*[.E27]*[.G27]/[.F27]/[.H27]" office:value-type="float" office:value="1.28" calcext:value-type="float">
            <text:p>1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O, daß ich dieſe Tage des Jammers nicht erlebe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8]*[.E28]*[.G28]/[.F28]/[.H28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Arie, Terzett</text:p>
          </table:table-cell>
          <table:table-cell office:value-type="string" calcext:value-type="string">
            <text:p>Erhöre dieſes heiße Flehen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9]*[.E29]*[.G29]/[.F29]/[.H29]" office:value-type="float" office:value="3.7" calcext:value-type="float">
            <text:p>3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Ein Opfer nach dem ewgen Rath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30]*[.E30]*[.G30]/[.F30]/[.H30]" office:value-type="float" office:value="0.888888888888889" calcext:value-type="float">
            <text:p>0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eilig, heilig, heilig biſt du Gott!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1]*[.E31]*[.G31]/[.F31]/[.H31]" office:value-type="float" office:value="1.26666666666667" calcext:value-type="float">
            <text:p>1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Quartett</text:p>
          </table:table-cell>
          <table:table-cell office:value-type="string" calcext:value-type="string">
            <text:p>Rächer ſchau vom Himmel nieder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D32]*[.E32]*[.G32]/[.F32]/[.H32]" office:value-type="float" office:value="1.62857142857143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mpor gerichtet iſt das Kreutz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3]*[.E33]*[.G33]/[.F33]/[.H33]" office:value-type="float" office:value="3.2" calcext:value-type="float">
            <text:p>3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Anderen half er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D34]*[.E34]*[.G34]/[.F34]/[.H34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2</text:p>
          </table:table-cell>
          <table:table-cell office:value-type="string" calcext:value-type="string">
            <text:p>Fuge</text:p>
          </table:table-cell>
          <table:table-cell office:value-type="string" calcext:value-type="string">
            <text:p>Gott hat er vertrau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D35]*[.E35]*[.G35]/[.F35]/[.H35]" office:value-type="float" office:value="1.66666666666667" calcext:value-type="float">
            <text:p>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elobt ſey Gott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6]*[.E36]*[.G36]/[.F36]/[.H3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Terzett</text:p>
          </table:table-cell>
          <table:table-cell office:value-type="string" calcext:value-type="string">
            <text:p>O welche Wonne, welch Entzücke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D37]*[.E37]*[.G37]/[.F37]/[.H37]" office:value-type="float" office:value="2.76666666666667" calcext:value-type="float">
            <text:p>2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Schwarze grauenvolle Wolken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8]*[.E38]*[.G38]/[.F38]/[.H38]" office:value-type="float" office:value="3.53333333333333" calcext:value-type="float">
            <text:p>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ottes Schrecken ſchlagen ſie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9]*[.E39]*[.G39]/[.F39]/[.H39]" office:value-type="float" office:value="1.53333333333333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Jhr Augen weint!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40]*[.E40]*[.G40]/[.F40]/[.H40]" office:value-type="float" office:value="0.355555555555556" calcext:value-type="float">
            <text:p>0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r, der am Kreutze ſtar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1]*[.E41]*[.G41]/[.F41]/[.H41]" office:value-type="float" office:value="0.333333333333333" calcext:value-type="float">
            <text:p>0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Arie, Chor</text:p>
          </table:table-cell>
          <table:table-cell office:value-type="string" calcext:value-type="string">
            <text:p>Sahet ihr den göttlich leiden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2]*[.E42]*[.G42]/[.F42]/[.H42]" office:value-type="float" office:value="1.4" calcext:value-type="float">
            <text:p>1,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5.6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inet ihn, bange trauervolle Lieder!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3]*[.E43]*[.G43]/[.F43]/[.H43]" office:value-type="float" office:value="2.4" calcext:value-type="float">
            <text:p>2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6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Halleluja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44]*[.E44]*[.G44]/[.F44]/[.H44]" office:value-type="float" office:value="1.31111111111111" calcext:value-type="float">
            <text:p>1,31</text:p>
          </table:table-cell>
          <table:table-cell table:number-columns-repeated="3"/>
        </table:table-row>
        <table:table-row table:style-name="ro1" table:number-rows-repeated="104853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00.00.0000</text:date>, <text:time style:data-style-name="N2" text:time-value="16:27:14.0383069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9-11-24T18:57:42.961110260</meta:creation-date>
    <dc:date>2019-11-29T16:27:50.750517209</dc:date>
    <dc:creator>Wolfgang Skala</dc:creator>
    <meta:editing-duration>PT18M32S</meta:editing-duration>
    <meta:editing-cycles>15</meta:editing-cycles>
    <meta:generator>LibreOffice/4.2.8.2$Linux_X86_64 LibreOffice_project/420m0$Build-2</meta:generator>
    <meta:document-statistic meta:table-count="1" meta:cell-count="405" meta:object-count="0"/>
  </office:meta>
</office:document-meta>
</file>